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1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Charles Hoffma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une 30, 1893</text:p>
      <text:p text:style-name="P6">Month<text:tab/><text:tab/><text:tab/><text:tab/><text:tab/><text:tab/>June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Charles Hoffman.<text:tab/><text:tab/><text:tab/><text:tab/><text:tab/><text:tab/><text:tab/><text:tab/><text:tab/>Maurice Fels./</text:p>
      <text:p text:style-name="P2">Law Offices./</text:p>
      <text:p text:style-name="P2">729 Walnut Street./</text:p>
      <text:p text:style-name="P4">Philadelphia, June 30th. 1893./</text:p>
      <text:p text:style-name="P3">Rev. Dr. S. Morais/</text:p>
      <text:p text:style-name="P3"><text:tab/>Dear Sir:-/</text:p>
      <text:p text:style-name="P3"><text:tab/><text:tab/>I herewith enclose my check of $10.00 as a contribution to/ the Morais Library Fund of the Jewish Theological Seminary. <text:s/>In doing this/ I desire to express the hope that the Library may increase and prosper, and/ that its founder and he in whose honor the Library was established may/ live many years and enjoy the fruition of his labors in its behalf./ <text:s/>Believe me/ Very Sincerely Yours/ Charles Hoffma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1:58:49.12</meta:creation-date>
    <meta:document-statistic meta:table-count="0" meta:image-count="0" meta:object-count="0" meta:page-count="2" meta:paragraph-count="67" meta:word-count="253" meta:character-count="1803"/>
    <dc:date>2011-12-14T12:05:06.55</dc:date>
    <dc:creator>Penn Libraries</dc:creator>
    <meta:editing-duration>PT00H06M17S</meta:editing-duration>
    <meta:editing-cycles>1</meta:editing-cycles>
    <meta:generator>OpenOffice.org/3.2$Win32 OpenOffice.org_project/320m12$Build-9483</meta:generator>
  </office:meta>
</office:document-meta>
</file>